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bad" officeooo:paragraph-rsid="001b8bad"/>
    </style:style>
    <style:style style:name="P2" style:family="paragraph" style:parent-style-name="Standard">
      <style:text-properties officeooo:rsid="001c0a74" officeooo:paragraph-rsid="001c0a74"/>
    </style:style>
    <style:style style:name="P3" style:family="paragraph" style:parent-style-name="Standard">
      <style:text-properties officeooo:rsid="001c19fb" officeooo:paragraph-rsid="001c19fb"/>
    </style:style>
    <style:style style:name="P4" style:family="paragraph" style:parent-style-name="Standard">
      <style:text-properties officeooo:rsid="001ea3bd" officeooo:paragraph-rsid="001ea3bd"/>
    </style:style>
    <style:style style:name="T1" style:family="text">
      <style:text-properties officeooo:rsid="001c0a74"/>
    </style:style>
    <style:style style:name="T2" style:family="text">
      <style:text-properties officeooo:rsid="001ea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vileged Instructions: Can only be executed by the OS, not available to user code</text:p>
      <text:p text:style-name="P1">- ex: place value in control register,</text:p>
      <text:p text:style-name="P1"/>
      <text:p text:style-name="P1">Dual Mode operation:</text:p>
      <text:p text:style-name="P1">- User Mode: Only user instructions</text:p>
      <text:p text:style-name="P1">- Kernel mode: Full access</text:p>
      <text:p text:style-name="P1"/>
      <text:p text:style-name="P1">Interrupts:</text:p>
      <text:p text:style-name="P1">- Separate device, such an i/o device communicating with cpu</text:p>
      <text:p text:style-name="P1">- Sends hardware signal to get attention of cpu</text:p>
      <text:p text:style-name="P1">- Could also be a timer that signals something is over</text:p>
      <text:p text:style-name="P1">- Interrupts can occur at any time, device may send one after completing a task for example</text:p>
      <text:p text:style-name="P1">- Added into the Fetch/ Execute cycle. Almost all the time they are enabled, but if not it will just fetch and execute</text:p>
      <text:p text:style-name="P1">- <text:span text:style-name="T1">Internal examples: Program exception (division by zero), program trap (control transfer instruction to request interrupt)</text:span></text:p>
      <text:p text:style-name="P1">- <text:span text:style-name="T1">Can be used intentionally in some software</text:span></text:p>
      <text:p text:style-name="P1"/>
      <text:p text:style-name="P2">Interrupt Processing:</text:p>
      <text:p text:style-name="P2">- OS determines the nature of interrupt (often numbered)</text:p>
      <text:p text:style-name="P2">- Save state of interrupted process (running program) so it can be resumed later if needed</text:p>
      <text:p text:style-name="P2">- Some interrupts are completely unrelated to the current process</text:p>
      <text:p text:style-name="P2"/>
      <text:p text:style-name="P3">Saving process state:</text:p>
      <text:p text:style-name="P3">- All the bit patterns related to the process</text:p>
      <text:p text:style-name="P3">- Machine language in RAM</text:p>
      <text:p text:style-name="P3">- data objects in RAM</text:p>
      <text:p text:style-name="P3">- Register states</text:p>
      <text:p text:style-name="P3">- PC – address where interrupt occurred</text:p>
      <text:p text:style-name="P3">- PSW – status bits (including user/kernel mode)</text:p>
      <text:p text:style-name="P3">- Any general register which are used by the OS to handle interrupt</text:p>
      <text:p text:style-name="P3">- These need to be saved to RAM</text:p>
      <text:p text:style-name="P3"/>
      <text:p text:style-name="P3">Interrupt Processing cont:</text:p>
      <text:p text:style-name="P3">- Acknowledges the interrupt</text:p>
      <text:p text:style-name="P3">- Turn on kernel mode</text:p>
      <text:p text:style-name="P3">- Saves PC and the PSW</text:p>
      <text:p text:style-name="P3">- Places address of the ISR into the PC</text:p>
      <text:p text:style-name="P3"><text:tab/>* This starts ISR that will have its own save restore protocol</text:p>
      <text:p text:style-name="P3">- <text:span text:style-name="T2">Many processors have additional special microprocessors to handle interrupts faster</text:span></text:p>
      <text:p text:style-name="P3"/>
      <text:p text:style-name="P4">Interrupt Categories:</text:p>
      <text:p text:style-name="P4">- Hardware: signal from device</text:p>
      <text:p text:style-name="P4">- Software: signal from program currently executing</text:p>
      <text:p text:style-name="P4"><text:tab/>* Excep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33:55.245870701</meta:creation-date>
    <dc:date>2019-09-03T11:34:07.108580602</dc:date>
    <meta:editing-duration>PT9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92" meta:character-count="1694" meta:non-whitespace-character-count="1435"/>
  </office:meta>
</office:document-meta>
</file>